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Field.dateToString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ield.stringToTim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ateField.Date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ateField.timeToString( long ti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ateField.stringToDat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